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i>w</mi>
        <mo stretchy="false">=</mo>
        <mrow>
          <munderover>
            <mo stretchy="false">∫</mo>
            <mrow>
              <mn>0</mn>
            </mrow>
            <mrow>
              <mo stretchy="false">∞</mo>
            </mrow>
          </munderover>
          <msup>
            <mo stretchy="false">%</mo>
            <mn>3</mn>
          </msup>
        </mrow>
      </mrow>
      <mi>g</mi>
      <mfenced open="(" close=")">
        <mrow>
          <mfrac>
            <mo stretchy="false">%</mo>
            <mi>T</mi>
          </mfrac>
        </mrow>
      </mfenced>
      <mtext>d</mtext>
      <mrow>
        <mo stretchy="false">%</mo>
        <mo stretchy="false">=</mo>
        <msup>
          <mi>T</mi>
          <mn>4</mn>
        </msup>
      </mrow>
      <mrow>
        <munderover>
          <mo stretchy="false">∫</mo>
          <mrow>
            <mn>0</mn>
          </mrow>
          <mrow>
            <mo stretchy="false">∞</mo>
          </mrow>
        </munderover>
        <msup>
          <mi>x</mi>
          <mn>3</mn>
        </msup>
      </mrow>
      <mi>g</mi>
      <mrow>
        <mo stretchy="false">(</mo>
        <mrow>
          <mi>x</mi>
        </mrow>
        <mo stretchy="false">)</mo>
      </mrow>
      <mtext>d</mtext>
      <mi>x</mi>
    </mrow>
    <annotation encoding="StarMath 5.0">w = int from{0} to{infinity} %iny ^3 g left ( %iny over T right ) "d" %iny = T^4 int from{0} to{infinity} x^3 g (x) "d" x</annotation>
  </semantics>
</math>
</file>